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a1" style:family="table">
      <style:table-properties style:width="15.009cm" fo:margin-left="0cm" table:align="left" style:writing-mode="lr-tb"/>
    </style:style>
    <style:style style:name="Tabla1.A" style:family="table-column">
      <style:table-column-properties style:column-width="6.11cm"/>
    </style:style>
    <style:style style:name="Tabla1.B" style:family="table-column">
      <style:table-column-properties style:column-width="1.487cm"/>
    </style:style>
    <style:style style:name="Tabla1.C" style:family="table-column">
      <style:table-column-properties style:column-width="7.412cm"/>
    </style:style>
    <style:style style:name="P1" style:family="paragraph" style:parent-style-name="Text_20_body">
      <style:text-properties fo:color="#000000" style:font-name="Droid Sans" fo:font-size="42pt" officeooo:rsid="003a361f" officeooo:paragraph-rsid="003a361f" style:font-size-asian="42pt" style:font-size-complex="42pt"/>
    </style:style>
    <style:style style:name="P2" style:family="paragraph" style:parent-style-name="Text_20_body">
      <style:paragraph-properties fo:text-align="center" style:justify-single-word="false"/>
      <style:text-properties fo:color="#000000" style:font-name="Droid Sans" fo:font-size="28pt" fo:font-weight="bold" officeooo:rsid="00a46c1a" officeooo:paragraph-rsid="00a46c1a" style:font-size-asian="28pt" style:font-weight-asian="bold" style:font-size-complex="28pt" style:font-weight-complex="bold"/>
    </style:style>
    <style:style style:name="P3" style:family="paragraph" style:parent-style-name="Text_20_body">
      <style:text-properties fo:color="#000000" style:font-name="Droid Sans" officeooo:rsid="003a361f" officeooo:paragraph-rsid="003a361f"/>
    </style:style>
    <style:style style:name="P4" style:family="paragraph" style:parent-style-name="Text_20_body">
      <style:text-properties fo:color="#000000" style:font-name="Droid Sans" officeooo:paragraph-rsid="003a361f"/>
    </style:style>
    <style:style style:name="P5" style:family="paragraph" style:parent-style-name="Table_20_Contents">
      <style:text-properties fo:color="#000000" style:font-name="Droid Sans" fo:font-size="20pt" fo:font-weight="bold" style:font-size-asian="20pt" style:font-weight-asian="bold" style:font-size-complex="20pt" style:font-weight-complex="bold"/>
    </style:style>
    <style:style style:name="P6" style:family="paragraph" style:parent-style-name="Table_20_Contents">
      <style:paragraph-properties fo:text-align="end" style:justify-single-word="false"/>
      <style:text-properties fo:color="#000000" style:font-name="Droid Sans" fo:font-size="20pt" fo:font-weight="bold" officeooo:rsid="003a361f" officeooo:paragraph-rsid="003a361f" style:font-size-asian="20pt" style:font-weight-asian="bold" style:font-size-complex="20pt" style:font-weight-complex="bold"/>
    </style:style>
    <style:style style:name="P7" style:family="paragraph" style:parent-style-name="Table_20_Contents">
      <style:text-properties fo:color="#000000" style:font-name="Droid San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8" style:family="paragraph" style:parent-style-name="Table_20_Contents">
      <style:text-properties fo:color="#000000" style:font-name="Droid Sans" fo:font-size="20pt" fo:font-weight="normal" officeooo:rsid="003a361f" officeooo:paragraph-rsid="003a361f" style:font-size-asian="20pt" style:font-weight-asian="normal" style:font-size-complex="20pt" style:font-weight-complex="normal"/>
    </style:style>
    <style:style style:name="P9" style:family="paragraph" style:parent-style-name="Subtitle">
      <style:text-properties fo:color="#000000" style:font-name="Droid Sans" fo:font-size="28pt" officeooo:rsid="003a361f" officeooo:paragraph-rsid="003a361f" style:font-size-asian="28pt" style:font-size-complex="28pt"/>
    </style:style>
    <style:style style:name="P10" style:family="paragraph" style:parent-style-name="Text_20_body" style:list-style-name="L3">
      <style:text-properties fo:font-size="10pt" officeooo:rsid="00cd028c" officeooo:paragraph-rsid="00cd028c" style:font-size-asian="10pt" style:font-size-complex="10pt"/>
    </style:style>
    <style:style style:name="P11" style:family="paragraph" style:parent-style-name="Text_20_body" style:list-style-name="L4">
      <style:text-properties fo:font-size="10pt" officeooo:rsid="00cd028c" officeooo:paragraph-rsid="00cd028c" style:font-size-asian="10pt" style:font-size-complex="10pt"/>
    </style:style>
    <style:style style:name="P12" style:family="paragraph" style:parent-style-name="Text_20_body">
      <style:paragraph-properties fo:margin-top="0cm" fo:margin-bottom="0cm" loext:contextual-spacing="false" style:writing-mode="lr-tb"/>
      <style:text-properties fo:font-size="10pt" officeooo:rsid="00ce1770" officeooo:paragraph-rsid="00ce1770" style:font-size-asian="10pt" style:font-size-complex="10pt"/>
    </style:style>
    <style:style style:name="P13" style:family="paragraph" style:parent-style-name="Text_20_body" style:list-style-name="L5">
      <style:paragraph-properties fo:margin-top="0cm" fo:margin-bottom="0cm" loext:contextual-spacing="false" fo:line-height="100%" style:writing-mode="lr-tb"/>
      <style:text-properties fo:font-size="10pt" officeooo:rsid="00ce1770" officeooo:paragraph-rsid="00ce1770" style:font-size-asian="10pt" style:font-size-complex="10pt"/>
    </style:style>
    <style:style style:name="P14" style:family="paragraph" style:parent-style-name="Text_20_body" style:list-style-name="L5">
      <style:paragraph-properties fo:margin-top="0cm" fo:margin-bottom="0cm" loext:contextual-spacing="false" fo:line-height="100%" style:writing-mode="lr-tb"/>
      <style:text-properties fo:font-size="10pt" officeooo:rsid="00d2ea2f" officeooo:paragraph-rsid="00d2ea2f" style:font-size-asian="10pt" style:font-size-complex="10pt"/>
    </style:style>
    <style:style style:name="P15" style:family="paragraph" style:parent-style-name="Text_20_body" style:list-style-name="L5">
      <style:paragraph-properties fo:margin-top="0cm" fo:margin-bottom="0cm" loext:contextual-spacing="false" fo:line-height="100%" style:writing-mode="lr-tb"/>
      <style:text-properties fo:font-size="10pt" officeooo:rsid="00cd028c" officeooo:paragraph-rsid="00ce1770" style:font-size-asian="10pt" style:font-size-complex="10pt"/>
    </style:style>
    <style:style style:name="P16" style:family="paragraph" style:parent-style-name="Text_20_body" style:list-style-name="L5">
      <style:paragraph-properties fo:margin-top="0cm" fo:margin-bottom="0cm" loext:contextual-spacing="false" fo:line-height="100%" style:writing-mode="lr-tb"/>
      <style:text-properties fo:font-size="10pt" officeooo:rsid="00cd028c" officeooo:paragraph-rsid="00cf1da5" style:font-size-asian="10pt" style:font-size-complex="10pt"/>
    </style:style>
    <style:style style:name="P17" style:family="paragraph" style:parent-style-name="Text_20_body" style:list-style-name="L5">
      <style:paragraph-properties fo:margin-top="0cm" fo:margin-bottom="0cm" loext:contextual-spacing="false" fo:line-height="100%" style:writing-mode="lr-tb"/>
      <style:text-properties fo:font-size="10pt" officeooo:rsid="00cd028c" officeooo:paragraph-rsid="00d2ea2f" style:font-size-asian="10pt" style:font-size-complex="10pt"/>
    </style:style>
    <style:style style:name="P18" style:family="paragraph" style:parent-style-name="Text_20_body" style:list-style-name="L5">
      <style:paragraph-properties fo:margin-top="0cm" fo:margin-bottom="0cm" loext:contextual-spacing="false" fo:line-height="100%" style:writing-mode="lr-tb"/>
      <style:text-properties fo:font-size="10pt" officeooo:rsid="00cf1da5" officeooo:paragraph-rsid="00cf1da5" style:font-size-asian="10pt" style:font-size-complex="10pt"/>
    </style:style>
    <style:style style:name="P19" style:family="paragraph" style:parent-style-name="Text_20_body" style:list-style-name="L5">
      <style:paragraph-properties fo:margin-top="0cm" fo:margin-bottom="0cm" loext:contextual-spacing="false" fo:line-height="100%" style:writing-mode="lr-tb"/>
      <style:text-properties fo:font-size="10pt" officeooo:rsid="00cf1da5" officeooo:paragraph-rsid="00d2ea2f" style:font-size-asian="10pt" style:font-size-complex="10pt"/>
    </style:style>
    <style:style style:name="P20" style:family="paragraph" style:parent-style-name="Text_20_body" style:list-style-name="L5">
      <style:paragraph-properties fo:margin-top="0cm" fo:margin-bottom="0cm" loext:contextual-spacing="false" fo:line-height="100%" style:writing-mode="lr-tb"/>
      <style:text-properties fo:font-size="10pt" officeooo:rsid="00cf1da5" officeooo:paragraph-rsid="00d45e29" style:font-size-asian="10pt" style:font-size-complex="10pt"/>
    </style:style>
    <style:style style:name="P21" style:family="paragraph" style:parent-style-name="Text_20_body">
      <style:paragraph-properties fo:margin-top="0cm" fo:margin-bottom="0cm" loext:contextual-spacing="false" fo:line-height="100%" style:writing-mode="lr-tb"/>
      <style:text-properties fo:font-size="10pt" officeooo:rsid="00cf1da5" officeooo:paragraph-rsid="00d45e29" style:font-size-asian="10pt" style:font-size-complex="10pt"/>
    </style:style>
    <style:style style:name="P22" style:family="paragraph" style:parent-style-name="Text_20_body" style:list-style-name="L5">
      <style:paragraph-properties fo:margin-top="0cm" fo:margin-bottom="0cm" loext:contextual-spacing="false" fo:line-height="100%" style:writing-mode="lr-tb"/>
      <style:text-properties fo:font-size="10pt" officeooo:rsid="00d0f7aa" officeooo:paragraph-rsid="00d0f7aa" style:font-size-asian="10pt" style:font-size-complex="10pt"/>
    </style:style>
    <style:style style:name="P23" style:family="paragraph" style:parent-style-name="Text_20_body" style:list-style-name="L5">
      <style:paragraph-properties fo:margin-top="0cm" fo:margin-bottom="0cm" loext:contextual-spacing="false" fo:line-height="100%" style:writing-mode="lr-tb"/>
      <style:text-properties fo:font-size="10pt" fo:font-weight="bold" officeooo:rsid="00cd028c" officeooo:paragraph-rsid="00d2ea2f" style:font-size-asian="10pt" style:font-weight-asian="bold" style:font-size-complex="10pt" style:font-weight-complex="bold"/>
    </style:style>
    <style:style style:name="P24" style:family="paragraph" style:parent-style-name="Text_20_body">
      <style:paragraph-properties fo:margin-top="0cm" fo:margin-bottom="0cm" loext:contextual-spacing="false" fo:line-height="100%" style:writing-mode="lr-tb"/>
      <style:text-properties fo:color="#000000" style:font-name="Droid Sans" fo:font-size="10pt" fo:language="es" fo:country="ES" officeooo:rsid="00d45e29" officeooo:paragraph-rsid="00d45e29" style:font-name-asian="Times New Roman" style:font-size-asian="10pt" style:font-name-complex="Times New Roman" style:font-size-complex="10pt" style:language-complex="ar" style:country-complex="SA"/>
    </style:style>
    <style:style style:name="P25" style:family="paragraph" style:parent-style-name="Text_20_body" style:list-style-name="L5" style:master-page-name="">
      <loext:graphic-properties draw:fill="none"/>
      <style:paragraph-properties fo:margin-left="0.7cm" fo:margin-right="0cm" fo:margin-top="0cm" fo:margin-bottom="0cm" loext:contextual-spacing="false" fo:line-height="100%" fo:orphans="2" fo:widows="2" fo:text-indent="-0.7cm" style:auto-text-indent="false" style:page-number="auto" fo:background-color="transparent" style:writing-mode="lr-tb">
        <style:tab-stops>
          <style:tab-stop style:position="0.695cm"/>
        </style:tab-stops>
      </style:paragraph-properties>
      <style:text-properties officeooo:paragraph-rsid="00d2ea2f"/>
    </style:style>
    <style:style style:name="P26" style:family="paragraph" style:parent-style-name="Text_20_body" style:list-style-name="L6">
      <loext:graphic-properties draw:fill="none"/>
      <style:paragraph-properties fo:margin-left="0.7cm" fo:margin-right="0cm" fo:margin-top="0cm" fo:margin-bottom="0cm" loext:contextual-spacing="false" fo:line-height="100%" fo:orphans="2" fo:widows="2" fo:text-indent="-0.6cm" style:auto-text-indent="false" fo:background-color="transparent" style:writing-mode="lr-tb">
        <style:tab-stops>
          <style:tab-stop style:position="0.605cm"/>
        </style:tab-stops>
      </style:paragraph-properties>
      <style:text-properties fo:color="#000000" style:font-name="Droid Sans" fo:font-size="10pt" fo:language="es" fo:country="ES" officeooo:paragraph-rsid="00d45e29" style:font-name-asian="Times New Roman" style:font-size-asian="10pt" style:font-name-complex="Times New Roman" style:font-size-complex="10pt" style:language-complex="ar" style:country-complex="SA"/>
    </style:style>
    <style:style style:name="P27" style:family="paragraph" style:parent-style-name="Text_20_body" style:list-style-name="L6">
      <loext:graphic-properties draw:fill="none"/>
      <style:paragraph-properties fo:margin-left="0.7cm" fo:margin-right="0cm" fo:margin-top="0cm" fo:margin-bottom="0cm" loext:contextual-spacing="false" fo:line-height="100%" fo:orphans="2" fo:widows="2" fo:text-indent="-0.6cm" style:auto-text-indent="false" fo:background-color="transparent" style:writing-mode="lr-tb">
        <style:tab-stops>
          <style:tab-stop style:position="0.605cm"/>
        </style:tab-stops>
      </style:paragraph-properties>
      <style:text-properties fo:color="#000000" style:font-name="Droid Sans" fo:font-size="10pt" fo:language="es" fo:country="ES" officeooo:paragraph-rsid="00d91daf" style:font-name-asian="Times New Roman" style:font-size-asian="10pt" style:font-name-complex="Times New Roman" style:font-size-complex="10pt" style:language-complex="ar" style:country-complex="SA"/>
    </style:style>
    <style:style style:name="P28" style:family="paragraph" style:parent-style-name="Text_20_body" style:list-style-name="L6" style:master-page-name="">
      <loext:graphic-properties draw:fill="none"/>
      <style:paragraph-properties fo:margin-left="0.7cm" fo:margin-right="0cm" fo:margin-top="0cm" fo:margin-bottom="0cm" loext:contextual-spacing="false" fo:line-height="100%" fo:orphans="2" fo:widows="2" fo:text-indent="-0.6cm" style:auto-text-indent="false" style:page-number="auto" fo:background-color="transparent" style:writing-mode="lr-tb">
        <style:tab-stops>
          <style:tab-stop style:position="0.605cm"/>
        </style:tab-stops>
      </style:paragraph-properties>
      <style:text-properties fo:color="#000000" style:font-name="Droid Sans" fo:font-size="10pt" fo:language="es" fo:country="ES" officeooo:paragraph-rsid="00d45e29" style:font-name-asian="Times New Roman" style:font-size-asian="10pt" style:font-name-complex="Times New Roman" style:font-size-complex="10pt" style:language-complex="ar" style:country-complex="SA"/>
    </style:style>
    <style:style style:name="P29" style:family="paragraph" style:parent-style-name="Title" style:master-page-name="Standard">
      <style:paragraph-properties style:page-number="auto"/>
      <style:text-properties fo:color="#000000" style:font-name="Droid Sans" fo:font-size="42pt" officeooo:rsid="003a361f" officeooo:paragraph-rsid="003a361f" style:font-size-asian="42pt" style:font-size-complex="42pt"/>
    </style:style>
    <style:style style:name="P30" style:family="paragraph" style:parent-style-name="Title">
      <style:text-properties fo:color="#000000" style:font-name="Droid Sans" fo:font-size="41pt" officeooo:rsid="003a361f" officeooo:paragraph-rsid="003a361f" style:font-size-asian="41pt" style:font-size-complex="41pt"/>
    </style:style>
    <style:style style:name="P31" style:family="paragraph" style:parent-style-name="Heading_20_1" style:list-style-name="">
      <style:paragraph-properties fo:orphans="2" fo:widows="2"/>
      <style:text-properties fo:color="#000000" style:font-name="Droid Sans" officeooo:paragraph-rsid="005a4e0b"/>
    </style:style>
    <style:style style:name="P32" style:family="paragraph" style:parent-style-name="Heading_20_1">
      <style:text-properties style:font-name="Droid Sans"/>
    </style:style>
    <style:style style:name="P33" style:family="paragraph" style:parent-style-name="Heading_20_1">
      <style:paragraph-properties fo:break-before="page"/>
      <style:text-properties style:font-name="Droid Sans"/>
    </style:style>
    <style:style style:name="P34" style:family="paragraph" style:parent-style-name="Heading_20_1">
      <style:paragraph-properties fo:break-before="page"/>
      <style:text-properties fo:font-weight="bold" style:font-weight-asian="bold" style:font-weight-complex="bold"/>
    </style:style>
    <style:style style:name="P35" style:family="paragraph" style:parent-style-name="Heading_20_1">
      <style:paragraph-properties fo:margin-top="0cm" fo:margin-bottom="0cm" loext:contextual-spacing="false" fo:break-before="page" style:writing-mode="lr-tb"/>
      <style:text-properties fo:font-weight="bold" style:font-weight-asian="bold" style:font-weight-complex="bold"/>
    </style:style>
    <style:style style:name="T1" style:family="text">
      <style:text-properties fo:font-weight="normal" officeooo:rsid="00d45e29" style:font-weight-asian="normal" style:font-weight-complex="normal"/>
    </style:style>
    <style:style style:name="T2" style:family="text">
      <style:text-properties fo:font-weight="normal" officeooo:rsid="00d8a0d0" style:font-weight-asian="normal" style:font-weight-complex="normal"/>
    </style:style>
    <style:style style:name="T3" style:family="text">
      <style:text-properties fo:color="#000000" style:font-name="Droid Sans"/>
    </style:style>
    <style:style style:name="T4" style:family="text">
      <style:text-properties fo:color="#000000" style:font-name="Droid Sans" fo:font-size="10pt" fo:font-weight="normal" officeooo:rsid="00cd028c" style:font-size-asian="10pt" style:font-weight-asian="normal" style:font-size-complex="10pt" style:font-weight-complex="normal"/>
    </style:style>
    <style:style style:name="T5" style:family="text">
      <style:text-properties fo:color="#000000" style:font-name="Droid Sans" fo:font-size="10pt" fo:font-weight="normal" officeooo:rsid="00ce1770" style:font-size-asian="10pt" style:font-weight-asian="normal" style:font-size-complex="10pt" style:font-weight-complex="normal"/>
    </style:style>
    <style:style style:name="T6" style:family="text">
      <style:text-properties fo:color="#000000" style:font-name="Droid Sans" fo:font-size="10pt" fo:font-weight="bold" officeooo:rsid="00cd028c" style:font-size-asian="10pt" style:font-weight-asian="bold" style:font-size-complex="10pt" style:font-weight-complex="bold"/>
    </style:style>
    <style:style style:name="T7" style:family="text">
      <style:text-properties fo:color="#000000" style:font-name="Droid Sans" fo:font-weight="normal" style:font-weight-asian="normal" style:font-weight-complex="normal"/>
    </style:style>
    <style:style style:name="T8" style:family="text">
      <style:text-properties fo:color="#000000" style:font-name="Droid Sans" fo:font-weight="normal" officeooo:rsid="009c4e81" style:font-weight-asian="normal" style:font-weight-complex="normal"/>
    </style:style>
    <style:style style:name="T9" style:family="text">
      <style:text-properties fo:color="#000000" style:font-name="Droid Sans" fo:font-weight="normal" officeooo:rsid="00ce1770" style:font-weight-asian="normal" style:font-weight-complex="normal"/>
    </style:style>
    <style:style style:name="T10" style:family="text">
      <style:text-properties fo:color="#000000" style:font-name="Droid Sans" fo:font-weight="normal" officeooo:rsid="00cf1da5" style:font-weight-asian="normal" style:font-weight-complex="normal"/>
    </style:style>
    <style:style style:name="T11" style:family="text">
      <style:text-properties fo:color="#000000" style:font-name="Droid Sans" fo:font-weight="normal" officeooo:rsid="00d0f7aa" style:font-weight-asian="normal" style:font-weight-complex="normal"/>
    </style:style>
    <style:style style:name="T12" style:family="text">
      <style:text-properties fo:color="#000000" style:font-name="Droid Sans" fo:font-weight="normal" officeooo:rsid="00d2ea2f" style:font-weight-asian="normal" style:font-weight-complex="normal"/>
    </style:style>
    <style:style style:name="T13" style:family="text">
      <style:text-properties fo:color="#000000" style:font-name="Droid Sans" fo:font-weight="normal" officeooo:rsid="00d45e29" style:font-weight-asian="normal" style:font-weight-complex="normal"/>
    </style:style>
    <style:style style:name="T14" style:family="text">
      <style:text-properties fo:color="#000000" style:font-name="Droid Sans" fo:font-weight="bold" style:font-weight-asian="bold" style:font-weight-complex="bold"/>
    </style:style>
    <style:style style:name="T15" style:family="text">
      <style:text-properties fo:color="#000000" style:font-name="Droid Sans" fo:font-weight="bold" officeooo:rsid="00d2ea2f" style:font-weight-asian="bold" style:font-weight-complex="bold"/>
    </style:style>
    <style:style style:name="T16" style:family="text">
      <style:text-properties fo:color="#000000" style:font-name="Droid Sans" officeooo:rsid="009c4e81"/>
    </style:style>
    <style:style style:name="T17" style:family="text">
      <style:text-properties fo:color="#000000" style:font-name="Droid Sans" officeooo:rsid="00d2ea2f"/>
    </style:style>
    <style:style style:name="T18" style:family="text">
      <style:text-properties fo:font-weight="bold" officeooo:rsid="00d45e29" style:font-weight-asian="bold" style:font-weight-complex="bold"/>
    </style:style>
    <style:style style:name="T19" style:family="text">
      <style:text-properties fo:font-weight="bold" officeooo:rsid="00d91daf" style:font-weight-asian="bold" style:font-weight-complex="bold"/>
    </style:style>
    <style:style style:name="T20" style:family="text">
      <style:text-properties fo:font-weight="bold" officeooo:rsid="00dc872b" style:font-weight-asian="bold" style:font-weight-complex="bold"/>
    </style:style>
    <style:style style:name="T21" style:family="text">
      <style:text-properties officeooo:rsid="00cd028c"/>
    </style:style>
    <style:style style:name="T22" style:family="text">
      <style:text-properties style:font-name="Droid Sans"/>
    </style:style>
    <style:style style:name="T23" style:family="text">
      <style:text-properties style:font-name="Droid Sans" officeooo:rsid="00d2ea2f"/>
    </style:style>
    <style:style style:name="T24" style:family="text">
      <style:text-properties officeooo:rsid="00d45e29"/>
    </style:style>
    <style:style style:name="T25" style:family="text">
      <style:text-properties style:text-underline-style="solid" style:text-underline-width="auto" style:text-underline-color="font-color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/>
      <text:p text:style-name="P1"/>
      <text:p text:style-name="P30">Trabajo Práctico N.º <text:span text:style-name="T21">9</text:span></text:p>
      <text:p text:style-name="P9">Fundamentos de Computación</text:p>
      <text:p text:style-name="P2">Periféricos</text:p>
      <text:p text:style-name="P3"/>
      <text:p text:style-name="P4"/>
      <text:p text:style-name="P4"/>
      <text:p text:style-name="P4"><text:line-break/><text:line-break/><text:line-break/><text:line-break/><text:line-break/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able:table table:name="Tabla1" table:style-name="Tabla1">
        <table:table-column table:style-name="Tabla1.A"/>
        <table:table-column table:style-name="Tabla1.B"/>
        <table:table-column table:style-name="Tabla1.C"/>
        <table:table-row>
          <table:table-cell office:value-type="string">
            <text:p text:style-name="P6">Alumno:</text:p>
          </table:table-cell>
          <table:table-cell office:value-type="string">
            <text:p text:style-name="P7"/>
          </table:table-cell>
          <table:table-cell office:value-type="string">
            <text:p text:style-name="P8">Adrian Dario Soliard</text:p>
          </table:table-cell>
        </table:table-row>
        <table:table-row>
          <table:table-cell office:value-type="string">
            <text:p text:style-name="P6">Año:</text:p>
          </table:table-cell>
          <table:table-cell office:value-type="string">
            <text:p text:style-name="P5"/>
          </table:table-cell>
          <table:table-cell office:value-type="string">
            <text:p text:style-name="P8">2017</text:p>
          </table:table-cell>
        </table:table-row>
      </table:table>
      <text:h text:style-name="P31" text:outline-level="1"/>
      <text:h text:style-name="P33" text:outline-level="1">Impresoras: </text:h>
      <text:list xml:id="list4195912196" text:style-name="L3">
        <text:list-item>
          <text:p text:style-name="P10"><text:span text:style-name="T22">Mencione 2 formas de instalar impresoras.</text:span></text:p>
        </text:list-item>
        <text:list-item>
          <text:p text:style-name="P10"><text:span text:style-name="T22">Dé los pasos necesarios para agregar una impresora en forma local.</text:span></text:p>
        </text:list-item>
        <text:list-item>
          <text:p text:style-name="P10"><text:span text:style-name="T22">¿Cómo se comparte una impresora en una red si la impresora está instalada en forma local en una PC? De los pasos necesarios.</text:span></text:p>
        </text:list-item>
        <text:list-item>
          <text:p text:style-name="P10"><text:span text:style-name="T22">¿Cómo se instala una impresora si está instalada en la red sin estar en una PC?</text:span></text:p>
        </text:list-item>
        <text:list-item>
          <text:p text:style-name="P10"><text:span text:style-name="T22">¿Cuantas impresoras pueden est</text:span><text:span text:style-name="T23">a</text:span><text:span text:style-name="T22">r activas y que significa que esté predeterminada?</text:span></text:p>
        </text:list-item>
        <text:list-item>
          <text:p text:style-name="P10"><text:span text:style-name="T22">¿Cómo se hace que una impresora sea la predeterminada?</text:span></text:p>
        </text:list-item>
      </text:list>
      <text:h text:style-name="P32" text:outline-level="1">Formatos Gráficos</text:h>
      <text:list xml:id="list1216661884" text:style-name="L4">
        <text:list-item>
          <text:p text:style-name="P11"><text:span text:style-name="T22">Calcular el tamaño que ocupará en la PC una imagen de 65535 colores con una resolución de 800x600.</text:span></text:p>
        </text:list-item>
        <text:list-item>
          <text:p text:style-name="P11"><text:span text:style-name="T8">En la PC tenemos disponibles 2 MB. Interesa trabajar con gráficos de resolución 1.024 x 768. ¿Cuál es la cantidad máxima de colores con los que podemos trabajar el gráfico?</text:span></text:p>
        </text:list-item>
        <text:list-item>
          <text:p text:style-name="P11"><text:span text:style-name="T7">¿</text:span><text:span text:style-name="T8">Cuál será el tamaño de una imagen de 29 * 21 cm escaneada a 300 ppp (300x300) con 24 bits de color (color real)?</text:span></text:p>
        </text:list-item>
        <text:list-item>
          <text:p text:style-name="P11"><text:span text:style-name="T8">Una foto de 12*15 cm. se va a digitalizar en un escáner de <text:s/>resolución 300*600 ppp con una resolución de 24 bits por punto. </text:span><text:span text:style-name="T7">¿</text:span><text:span text:style-name="T8">Qu</text:span><text:span text:style-name="T7">é</text:span><text:span text:style-name="T8"> tamaño ocupara en su archivo la imagen?</text:span></text:p>
        </text:list-item>
        <text:list-item>
          <text:p text:style-name="P11"><text:span text:style-name="T8">Una foto de 10,5*12 cm. </text:span><text:span text:style-name="T7">y</text:span><text:span text:style-name="T8"> la vamos a digitalizar en un escáner de resolución 300*600 ppp. con una resolución de 24 bits por punto. ¿Que tamaño ocupara en fichero la imagen ?; ¿y si la digitalizamos con 256 niveles de gris?</text:span></text:p>
        </text:list-item>
      </text:list>
      <text:p text:style-name="P12"/>
      <text:h text:style-name="P35" text:outline-level="1"><text:span text:style-name="T16">I</text:span><text:span text:style-name="T3">mpresoras</text:span></text:h>
      <text:list xml:id="list1034470147" text:style-name="L5">
        <text:list-item>
          <text:list>
            <text:list-item>
              <text:p text:style-name="P25"><text:span text:style-name="T6">Mencione 2 formas de instalar impresoras.</text:span><text:span text:style-name="T4"><text:line-break/></text:span><text:span text:style-name="T5">Las impresoras pueden instalarse de forma local (conectada a la PC a la cual la vamos a instalar) o en red.<text:line-break/></text:span></text:p>
            </text:list-item>
          </text:list>
        </text:list-item>
        <text:list-item>
          <text:p text:style-name="P15"><text:span text:style-name="T14">Dé los pasos necesarios para agregar una impresora en forma local.</text:span><text:span text:style-name="T7"><text:line-break/></text:span><text:span text:style-name="T9">La instalación varía de acuerdo al sistema operativo y sus capacidades (descarga de drivers automáticos, soporte plug&amp;play, etc); En éste caso, voy a listar los pasos simulando la instalación de una impresora que, además de tener conexión USB, tiene 100% de compatibilidad con el sistema operativo, suponiendo que el sistema operativo es Windows 10 32-bit, y que la PC tiene conexión a internet.</text:span></text:p>
          <text:list>
            <text:list-item>
              <text:p text:style-name="P15"><text:span text:style-name="T9">Conectar la impresora al puerto USB de la computadoras.</text:span></text:p>
            </text:list-item>
            <text:list-item>
              <text:p text:style-name="P13"><text:span text:style-name="T7">Encender la impresora.</text:span></text:p>
            </text:list-item>
            <text:list-item>
              <text:p text:style-name="P13"><text:span text:style-name="T7">Esperar a que Windows detecte la impresora, descargue de manera automática los controladores e instale la impresora.<text:line-break/></text:span></text:p>
            </text:list-item>
          </text:list>
        </text:list-item>
        <text:list-item>
          <text:p text:style-name="P16"><text:span text:style-name="T14">¿Cómo se comparte una impresora en una red si la impresora está instalada en forma local en una PC? De los pasos necesarios.</text:span><text:span text:style-name="T7"><text:line-break/></text:span><text:span text:style-name="T10">Los pasos pueden variar de acuerdo al sistema operativo; En éste caso, los pasos están referidos a un sistema operativo Windows 10.</text:span></text:p>
          <text:list>
            <text:list-item>
              <text:p text:style-name="P18"><text:span text:style-name="T7">Abrir “Panel de Control”</text:span></text:p>
            </text:list-item>
            <text:list-item>
              <text:p text:style-name="P18"><text:span text:style-name="T7">En “Panel de Control”, vamos a “Dispositivos e impresoras”</text:span></text:p>
            </text:list-item>
            <text:list-item>
              <text:p text:style-name="P18"><text:span text:style-name="T7">En “Dispositivos e impresoras”…</text:span></text:p>
              <text:list>
                <text:list-item>
                  <text:p text:style-name="P18"><text:span text:style-name="T7">Buscamos la impresora que queremos compartir</text:span></text:p>
                </text:list-item>
                <text:list-item>
                  <text:p text:style-name="P18"><text:span text:style-name="T7">Le damos clic derecho</text:span></text:p>
                </text:list-item>
                <text:list-item>
                  <text:p text:style-name="P18"><text:span text:style-name="T7">En el menú que se despliega, apretamos en “Propiedades de la impresora”</text:span></text:p>
                </text:list-item>
              </text:list>
            </text:list-item>
            <text:list-item>
              <text:p text:style-name="P18"><text:span text:style-name="T7">En la ventana de “Propiedades de la impresora” </text:span><text:span text:style-name="T11">nos vamos a la pestaña “Compartir”</text:span></text:p>
            </text:list-item>
            <text:list-item>
              <text:p text:style-name="P22"><text:span text:style-name="T7">Seleccionar “Compartir ésta impresora” (Si aparece el botón “Cambiar opciones para compartir” haga clic, ésto habilitará el uso compartido de archivos e impresoras, si no aparece, es porque ya está habilitado).</text:span></text:p>
            </text:list-item>
            <text:list-item>
              <text:p text:style-name="P22"><text:span text:style-name="T7">Precione “Aceptar”, y listo, </text:span><text:span text:style-name="T12">la impresora ya está compartida.<text:line-break/></text:span></text:p>
            </text:list-item>
          </text:list>
        </text:list-item>
        <text:list-item>
          <text:p text:style-name="P17"><text:span text:style-name="T15">¿Cómo se instala una impresora si está instalada en la red sin estar en una PC?</text:span><text:span text:style-name="T12"><text:line-break/>Hay varias formas de instalar una impresora en red, en éste ejemplo vamos a suponer que estamos en una PC con Windows 10, en la misma red en la que la impresora está instalada.</text:span></text:p>
          <text:list>
            <text:list-item>
              <text:p text:style-name="P14"><text:span text:style-name="T7">Abrir “Panel de control”.</text:span></text:p>
            </text:list-item>
            <text:list-item>
              <text:p text:style-name="P19"><text:span text:style-name="T7">En “Panel de Control”, vamos a “Dispositivos e impresoras”</text:span></text:p>
            </text:list-item>
            <text:list-item>
              <text:p text:style-name="P14"><text:span text:style-name="T7">En “Dispositivos e impresoras”, apretamos el botón “Agregar impresora”, que se encuentra en la parte superior de la ventana.</text:span></text:p>
            </text:list-item>
            <text:list-item>
              <text:p text:style-name="P14"><text:span text:style-name="T7">Esperamos a que la impresora sea encontrada por el asistente de instalación.</text:span></text:p>
            </text:list-item>
            <text:list-item>
              <text:p text:style-name="P14"><text:span text:style-name="T7">Seleccionamos la impresora, y apretamos clic en “siguiente”. <text:s/>Si aparece un mensaje de advertencia, apretamos clic en “Instalar Controlador” (ésto hace que se instale automáticamente el controlador de la impresora)</text:span></text:p>
            </text:list-item>
            <text:list-item>
              <text:p text:style-name="P14"><text:span text:style-name="T7">Clic en “Siguiente”, clic en “Terminar”, y listo. La impresora de red ya está instalada.<text:line-break/></text:span></text:p>
            </text:list-item>
          </text:list>
        </text:list-item>
        <text:list-item>
          <text:p text:style-name="P17"><text:span text:style-name="T14">¿Cuantas impresoras pueden est</text:span><text:span text:style-name="T15">a</text:span><text:span text:style-name="T14">r activas y que significa que esté predeterminada?</text:span><text:span text:style-name="T7"><text:line-break/></text:span><text:span text:style-name="T12">Pueden conectarse varias impresoras a una PC, y todas pueden estar activas de forma simultanea. Que una impresora esté “predeterminada” significa que será la impresora por defecto.<text:line-break/></text:span></text:p>
        </text:list-item>
        <text:list-item>
          <text:p text:style-name="P23"><text:span text:style-name="T17">¿Cómo se hace que una impresora sea la predeterminada?</text:span></text:p>
          <text:list>
            <text:list-item>
              <text:p text:style-name="P20"><text:span text:style-name="T7">Abrir “Panel de Control”</text:span></text:p>
            </text:list-item>
            <text:list-item>
              <text:p text:style-name="P20"><text:span text:style-name="T7">En “Panel de Control”, vamos a “Dispositivos e impresoras”</text:span></text:p>
            </text:list-item>
            <text:list-item>
              <text:p text:style-name="P20"><text:span text:style-name="T7">En “Dispositivos e impresoras”…</text:span></text:p>
            </text:list-item>
            <text:list-item>
              <text:p text:style-name="P20"><text:span text:style-name="T7">Buscamos la impresora que queremos </text:span><text:span text:style-name="T13">establecer como predeterminada</text:span></text:p>
            </text:list-item>
            <text:list-item>
              <text:p text:style-name="P20"><text:span text:style-name="T7">Le damos clic derecho</text:span></text:p>
            </text:list-item>
            <text:list-item>
              <text:p text:style-name="P20"><text:span text:style-name="T12">En el menú que se despliega, apretamos en “</text:span><text:span text:style-name="T13">Establecer como impresora predeterminada</text:span><text:span text:style-name="T12">”.</text:span></text:p>
            </text:list-item>
          </text:list>
        </text:list-item>
      </text:list>
      <text:p text:style-name="P21"><text:span text:style-name="T12"/></text:p>
      <text:h text:style-name="P34" text:outline-level="1"><text:span text:style-name="T17">F</text:span><text:span text:style-name="T3">ormatos gráficos</text:span></text:h>
      <text:list xml:id="list2457887516" text:style-name="L6">
        <text:list-item>
          <text:p text:style-name="P28"><text:span text:style-name="T18">Calcular el tamaño que ocupará en la PC una imagen de 65535 colores con una resolución de 800x600.</text:span><text:span text:style-name="T1"><text:line-break/></text:span><text:span text:style-name="T2">800*600*16 = 7680000 bits = 960000 bytes = 937,5 kilobytes = 0,91 megabytes</text:span><text:span text:style-name="T1"><text:line-break/></text:span></text:p>
        </text:list-item>
        <text:list-item>
          <text:p text:style-name="P26"><text:span text:style-name="T18">En la PC tenemos disponibles 2 MB. Interesa trabajar con gráficos de resolución 1.024 x 768. ¿Cuál es la cantidad máxima de colores con los que podemos trabajar el gráfico?</text:span><text:span text:style-name="T24"><text:line-break/>· 1024*768*16 = 12582912 bits = 1572864 bytes = 1536 kilobytes = 1,5 megabytes<text:line-break/>· 1024*768*24 = 18874368 bits = 2359296 bytes = 2304 kilobytes = 2,25 megabytes<text:line-break/>Por lo tanto, sólo podemos trabajar con gráficos de 16 bits, ya que 24 bits excede lo disponible.<text:line-break/></text:span></text:p>
        </text:list-item>
        <text:list-item>
          <text:p text:style-name="P27"><text:span text:style-name="T18">¿Cuál será el tamaño de una imagen de 29 * 21 cm escaneada a 300 ppp (300x300) con 24 bits de color (color real)?</text:span><text:span text:style-name="T24"><text:line-break/>29*300*(1/2.54)*21*300*(1/2.54) = 8495566,991133982 puntos<text:line-break/>8495566,991133982 * 24 = 203893607,787215574 bits<text:line-break/>203893607,78 = 25486700,97 bytes = 24889,35 kilobytes = </text:span><text:span text:style-name="T18">24,3</text:span><text:span text:style-name="T19">0</text:span><text:span text:style-name="T18"> megabytes</text:span><text:span text:style-name="T24"><text:line-break/></text:span></text:p>
        </text:list-item>
        <text:list-item>
          <text:p text:style-name="P26"><text:span text:style-name="T18">Una foto de 12*15 cm. se va a digitalizar en un escáner de <text:s/>resolución 300*600 ppp con una resolución de 24 bits por punto. ¿Qué tamaño ocupara en su archivo la imagen?</text:span><text:span text:style-name="T24"><text:line-break/>12 * 300 * (1/2,54) * 15 * 600 * (1/2,54) = 5022010,044020088 puntos<text:line-break/>5022010,044020088 * 24 = 120528241,056482112 bits<text:line-break/>120528241,056482112 = 15066030,13 bytes = 14712,92 kilobytes = </text:span><text:span text:style-name="T18">14,36 megabytes</text:span><text:span text:style-name="T24"><text:line-break/></text:span></text:p>
        </text:list-item>
        <text:list-item>
          <text:p text:style-name="P26"><text:span text:style-name="T18">Una foto de 10,5*12 cm. y la vamos a digitalizar en un escáner de resolución 300*600 ppp. con una resolución de 24 bits por punto. ¿Que tamaño ocupara en fichero la imagen ?; ¿y si la digitalizamos con 256 niveles de gris?</text:span><text:span text:style-name="T24"><text:line-break/><text:line-break/></text:span><text:span text:style-name="T18">En 24 bits por punto:</text:span><text:span text:style-name="T24"><text:line-break/>10,5*300*(1/2,54)*12*600*(1/2,54) = 3515407,030814062 puntos<text:line-break/>3515407,030814062 = 84369768,739537479 bits<text:line-break/>84369768,739537479 = 10546221,09 bytes = 10299,04 kilobytes = </text:span><text:span text:style-name="T18">10,05 megabytes</text:span><text:span text:style-name="T24"><text:line-break/></text:span><text:span text:style-name="T18">en 256 niveles de gris:</text:span><text:span text:style-name="T24"><text:line-break/>3515407,030814062 <text:s/>= 28123256,246512496 bits<text:line-break/>28123256,246512496 = 3515407,03 bytes = 3433,01 kilobytes = </text:span><text:span text:style-name="T20">3,35</text:span><text:span text:style-name="T18"> megabytes</text:span></text:p>
        </text:list-item>
      </text:list>
      <text:p text:style-name="P2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Courier New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es" fo:country="AR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0pt" officeooo:rsid="00ce1770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_20__28_Web_29_" style:display-name="Normal (Web)" style:family="paragraph" style:parent-style-name="Standard">
      <style:paragraph-properties fo:margin-top="0.494cm" fo:margin-bottom="0.494cm" loext:contextual-spacing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Table_20_Heading" style:display-name="Table Heading" style:family="paragraph" style:parent-style-name="Table_20_Contents" style:class="extra"/>
    <style:style style:name="WW8Num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fo:font-size="10pt" fo:language="en" fo:country="US" style:font-size-asian="10pt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1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2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7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8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49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0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1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2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3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4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5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WW8Num56z0" style:family="text">
      <style:text-properties style:font-name="Symbol" fo:font-family="Symbol" style:font-family-generic="roman" style:font-pitch="variable" style:font-charset="x-symbol" fo:font-size="10pt" style:font-size-asian="10pt" style:font-name-complex="Symbol" style:font-family-complex="Symbol" style:font-family-generic-complex="roman" style:font-pitch-complex="variable" style:font-charset-complex="x-symbol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style:font-name="Droid Sans" fo:font-family="'Droid Sans'" style:font-family-generic="swiss" style:font-pitch="variable" fo:font-size="9pt" fo:font-weight="bold" style:font-size-asian="7.84999990463257pt" style:font-weight-asian="bold" style:font-size-complex="9pt" style:font-weight-complex="bold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mw-headline" style:family="text" style:parent-style-name="Fuente_20_de_20_párrafo_20_predeter.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>
      <text:list-level-style-bullet text:level="1" text:style-name="WW8Num1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bullet text:level="1" text:style-name="WW8Num1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1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1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1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1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1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1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>
      <text:list-level-style-bullet text:level="1" text:style-name="WW8Num2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>
      <text:list-level-style-bullet text:level="1" text:style-name="WW8Num2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>
      <text:list-level-style-bullet text:level="1" text:style-name="WW8Num2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>
      <text:list-level-style-bullet text:level="1" text:style-name="WW8Num2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>
      <text:list-level-style-bullet text:level="1" text:style-name="WW8Num2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>
      <text:list-level-style-bullet text:level="1" text:style-name="WW8Num2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>
      <text:list-level-style-bullet text:level="1" text:style-name="WW8Num2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>
      <text:list-level-style-bullet text:level="1" text:style-name="WW8Num2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>
      <text:list-level-style-bullet text:level="1" text:style-name="WW8Num2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2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2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2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2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2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>
      <text:list-level-style-bullet text:level="1" text:style-name="WW8Num3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>
      <text:list-level-style-bullet text:level="1" text:style-name="WW8Num3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2">
      <text:list-level-style-bullet text:level="1" text:style-name="WW8Num3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3">
      <text:list-level-style-bullet text:level="1" text:style-name="WW8Num3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4">
      <text:list-level-style-bullet text:level="1" text:style-name="WW8Num3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5">
      <text:list-level-style-bullet text:level="1" text:style-name="WW8Num3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6">
      <text:list-level-style-bullet text:level="1" text:style-name="WW8Num3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7">
      <text:list-level-style-bullet text:level="1" text:style-name="WW8Num3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8">
      <text:list-level-style-bullet text:level="1" text:style-name="WW8Num3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9">
      <text:list-level-style-bullet text:level="1" text:style-name="WW8Num3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3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3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3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3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3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3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3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0">
      <text:list-level-style-bullet text:level="1" text:style-name="WW8Num4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1">
      <text:list-level-style-bullet text:level="1" text:style-name="WW8Num4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2">
      <text:list-level-style-bullet text:level="1" text:style-name="WW8Num4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3">
      <text:list-level-style-bullet text:level="1" text:style-name="WW8Num4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4">
      <text:list-level-style-bullet text:level="1" text:style-name="WW8Num4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5">
      <text:list-level-style-bullet text:level="1" text:style-name="WW8Num4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6">
      <text:list-level-style-bullet text:level="1" text:style-name="WW8Num4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7">
      <text:list-level-style-bullet text:level="1" text:style-name="WW8Num47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7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7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7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7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7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7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7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7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8">
      <text:list-level-style-bullet text:level="1" text:style-name="WW8Num4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8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8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8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8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8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8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9">
      <text:list-level-style-bullet text:level="1" text:style-name="WW8Num4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49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49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4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9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49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4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9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49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0">
      <text:list-level-style-bullet text:level="1" text:style-name="WW8Num50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0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0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0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0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0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0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0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0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1">
      <text:list-level-style-bullet text:level="1" text:style-name="WW8Num51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1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1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1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1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1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1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1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1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2">
      <text:list-level-style-bullet text:level="1" text:style-name="WW8Num5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2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2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2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2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2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2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2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2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3">
      <text:list-level-style-bullet text:level="1" text:style-name="WW8Num5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3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3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3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3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3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3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3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3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4">
      <text:list-level-style-bullet text:level="1" text:style-name="WW8Num5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4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4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4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4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4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4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4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4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5">
      <text:list-level-style-bullet text:level="1" text:style-name="WW8Num5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5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5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5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5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5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5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5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5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6">
      <text:list-level-style-bullet text:level="1" text:style-name="WW8Num5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56z0" style:num-suffix=".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WW8Num56z0" style:num-suffix=".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WW8Num56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6z0" style:num-suffix=".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WW8Num56z0" style:num-suffix=".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WW8Num56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6z0" style:num-suffix=".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WW8Num56z0" style:num-suffix=".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Symbol" style:font-charset="x-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'Courier New'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Wingdings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Symbol" style:font-charset="x-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'Courier New'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Wingdings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Symbol" style:font-charset="x-symbol"/>
      </text:list-level-style-bullet>
      <text:list-level-style-bullet text:level="8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'Courier New'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2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212cm" fo:margin-left="0cm" fo:margin-right="0cm" fo:margin-bottom="0.499cm"/>
      </style:header-style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volución de las PC</dc:title>
    <meta:initial-creator>nc</meta:initial-creator>
    <meta:creation-date>2011-08-14T13:26:00</meta:creation-date>
    <dc:date>2017-11-25T12:13:54.407248088</dc:date>
    <meta:editing-cycles>109</meta:editing-cycles>
    <meta:editing-duration>PT10H36M15S</meta:editing-duration>
    <meta:generator>LibreOffice/5.4.3.2$Linux_X86_64 LibreOffice_project/40$Build-2</meta:generator>
    <meta:document-statistic meta:table-count="1" meta:image-count="0" meta:object-count="0" meta:page-count="4" meta:paragraph-count="58" meta:word-count="1080" meta:character-count="6411" meta:non-whitespace-character-count="5414"/>
  </office:meta>
</office:document-meta>
</file>